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7fd" officeooo:paragraph-rsid="000027fd"/>
    </style:style>
    <style:style style:name="P2" style:family="paragraph" style:parent-style-name="Standard">
      <style:text-properties officeooo:rsid="0000de9b" officeooo:paragraph-rsid="0000de9b"/>
    </style:style>
    <style:style style:name="P3" style:family="paragraph" style:parent-style-name="Standard">
      <style:text-properties officeooo:rsid="0000de9b" officeooo:paragraph-rsid="0003d193"/>
    </style:style>
    <style:style style:name="P4" style:family="paragraph" style:parent-style-name="Standard">
      <style:text-properties officeooo:rsid="0000de9b" officeooo:paragraph-rsid="000da76f"/>
    </style:style>
    <style:style style:name="P5" style:family="paragraph" style:parent-style-name="Standard">
      <style:text-properties officeooo:paragraph-rsid="0003d193"/>
    </style:style>
    <style:style style:name="P6" style:family="paragraph" style:parent-style-name="Standard">
      <style:text-properties officeooo:paragraph-rsid="0000de9b"/>
    </style:style>
    <style:style style:name="P7" style:family="paragraph" style:parent-style-name="Standard">
      <style:text-properties officeooo:rsid="00091610" officeooo:paragraph-rsid="00091610"/>
    </style:style>
    <style:style style:name="P8" style:family="paragraph" style:parent-style-name="Standard">
      <style:text-properties officeooo:rsid="00091610" officeooo:paragraph-rsid="000a8c76"/>
    </style:style>
    <style:style style:name="P9" style:family="paragraph" style:parent-style-name="Standard">
      <style:text-properties officeooo:rsid="00091610" officeooo:paragraph-rsid="000da76f"/>
    </style:style>
    <style:style style:name="P10" style:family="paragraph" style:parent-style-name="Standard">
      <style:text-properties officeooo:rsid="00091610" officeooo:paragraph-rsid="0010c5cf"/>
    </style:style>
    <style:style style:name="P11" style:family="paragraph" style:parent-style-name="Standard">
      <style:text-properties officeooo:rsid="00091610" officeooo:paragraph-rsid="001297fa"/>
    </style:style>
    <style:style style:name="P12" style:family="paragraph" style:parent-style-name="Standard">
      <style:text-properties officeooo:rsid="00091610" officeooo:paragraph-rsid="0017865a"/>
    </style:style>
    <style:style style:name="P13" style:family="paragraph" style:parent-style-name="Standard">
      <style:text-properties officeooo:paragraph-rsid="000b1d25"/>
    </style:style>
    <style:style style:name="P14" style:family="paragraph" style:parent-style-name="Standard">
      <style:text-properties officeooo:paragraph-rsid="000da76f"/>
    </style:style>
    <style:style style:name="P15" style:family="paragraph" style:parent-style-name="Standard">
      <style:text-properties fo:color="#000000" officeooo:paragraph-rsid="0038e186"/>
    </style:style>
    <style:style style:name="P16" style:family="paragraph" style:parent-style-name="Standard">
      <style:text-properties fo:color="#000000" officeooo:paragraph-rsid="003f0dd1"/>
    </style:style>
    <style:style style:name="P17" style:family="paragraph" style:parent-style-name="Standard">
      <style:text-properties fo:color="#000000" officeooo:paragraph-rsid="003d05d6"/>
    </style:style>
    <style:style style:name="P18" style:family="paragraph" style:parent-style-name="Standard">
      <style:text-properties fo:color="#000000" officeooo:rsid="00091610" officeooo:paragraph-rsid="003dfcca"/>
    </style:style>
    <style:style style:name="P19" style:family="paragraph" style:parent-style-name="Standard">
      <style:text-properties fo:color="#000000" officeooo:rsid="00091610" officeooo:paragraph-rsid="003f0dd1"/>
    </style:style>
    <style:style style:name="P20" style:family="paragraph" style:parent-style-name="Standard">
      <style:text-properties officeooo:paragraph-rsid="001d3479"/>
    </style:style>
    <style:style style:name="P21" style:family="paragraph" style:parent-style-name="Standard">
      <style:text-properties officeooo:paragraph-rsid="001d70b7"/>
    </style:style>
    <style:style style:name="P22" style:family="paragraph" style:parent-style-name="Standard">
      <style:text-properties officeooo:paragraph-rsid="001edae7"/>
    </style:style>
    <style:style style:name="P23" style:family="paragraph" style:parent-style-name="Standard">
      <style:text-properties officeooo:rsid="001edae7" officeooo:paragraph-rsid="001edae7"/>
    </style:style>
    <style:style style:name="P24" style:family="paragraph" style:parent-style-name="Standard">
      <style:text-properties officeooo:rsid="001edae7" officeooo:paragraph-rsid="002ccfc9"/>
    </style:style>
    <style:style style:name="P25" style:family="paragraph" style:parent-style-name="Standard">
      <style:text-properties officeooo:rsid="001edae7" officeooo:paragraph-rsid="0032fdad"/>
    </style:style>
    <style:style style:name="P26" style:family="paragraph" style:parent-style-name="Standard">
      <style:text-properties officeooo:rsid="001edae7" officeooo:paragraph-rsid="0033c360"/>
    </style:style>
    <style:style style:name="P27" style:family="paragraph" style:parent-style-name="Standard">
      <style:text-properties officeooo:rsid="0021e95d" officeooo:paragraph-rsid="0021e95d"/>
    </style:style>
    <style:style style:name="P28" style:family="paragraph" style:parent-style-name="Standard">
      <style:text-properties officeooo:rsid="0021e95d" officeooo:paragraph-rsid="0023b657"/>
    </style:style>
    <style:style style:name="P29" style:family="paragraph" style:parent-style-name="Standard">
      <style:text-properties officeooo:rsid="0021e95d" officeooo:paragraph-rsid="002be481"/>
    </style:style>
    <style:style style:name="P30" style:family="paragraph" style:parent-style-name="Standard">
      <style:text-properties officeooo:paragraph-rsid="0024dbb8"/>
    </style:style>
    <style:style style:name="P31" style:family="paragraph" style:parent-style-name="Standard">
      <style:text-properties officeooo:paragraph-rsid="0028088a"/>
    </style:style>
    <style:style style:name="P32" style:family="paragraph" style:parent-style-name="Standard">
      <style:text-properties officeooo:paragraph-rsid="002be481"/>
    </style:style>
    <style:style style:name="P33" style:family="paragraph" style:parent-style-name="Standard">
      <style:text-properties officeooo:paragraph-rsid="002ccfc9"/>
    </style:style>
    <style:style style:name="P34" style:family="paragraph" style:parent-style-name="Standard">
      <style:text-properties officeooo:paragraph-rsid="0032fdad"/>
    </style:style>
    <style:style style:name="P35" style:family="paragraph" style:parent-style-name="Standard">
      <style:text-properties officeooo:paragraph-rsid="0033c360"/>
    </style:style>
    <style:style style:name="P36" style:family="paragraph" style:parent-style-name="Standard">
      <style:text-properties officeooo:paragraph-rsid="003454db"/>
    </style:style>
    <style:style style:name="P37" style:family="paragraph" style:parent-style-name="Standard">
      <style:text-properties officeooo:paragraph-rsid="0036be53"/>
    </style:style>
    <style:style style:name="P38" style:family="paragraph" style:parent-style-name="Standard">
      <style:text-properties officeooo:paragraph-rsid="0038d143"/>
    </style:style>
    <style:style style:name="P39" style:family="paragraph" style:parent-style-name="Standard">
      <style:text-properties officeooo:paragraph-rsid="0038e186"/>
    </style:style>
    <style:style style:name="P40" style:family="paragraph" style:parent-style-name="Standard">
      <style:text-properties officeooo:paragraph-rsid="0039b909"/>
    </style:style>
    <style:style style:name="T1" style:family="text">
      <style:text-properties officeooo:rsid="0003d193"/>
    </style:style>
    <style:style style:name="T2" style:family="text">
      <style:text-properties officeooo:rsid="0000de9b"/>
    </style:style>
    <style:style style:name="T3" style:family="text">
      <style:text-properties officeooo:rsid="000736f6"/>
    </style:style>
    <style:style style:name="T4" style:family="text">
      <style:text-properties officeooo:rsid="00091610"/>
    </style:style>
    <style:style style:name="T5" style:family="text">
      <style:text-properties officeooo:rsid="000a8c76"/>
    </style:style>
    <style:style style:name="T6" style:family="text">
      <style:text-properties fo:color="#c9211e" officeooo:rsid="000a8c76"/>
    </style:style>
    <style:style style:name="T7" style:family="text">
      <style:text-properties fo:color="#c9211e" officeooo:rsid="000b1d25"/>
    </style:style>
    <style:style style:name="T8" style:family="text">
      <style:text-properties fo:color="#c9211e" officeooo:rsid="0010c5cf"/>
    </style:style>
    <style:style style:name="T9" style:family="text">
      <style:text-properties fo:color="#c9211e" officeooo:rsid="001297fa"/>
    </style:style>
    <style:style style:name="T10" style:family="text">
      <style:text-properties fo:color="#c9211e" officeooo:rsid="0003d193"/>
    </style:style>
    <style:style style:name="T11" style:family="text">
      <style:text-properties fo:color="#c9211e" officeooo:rsid="000da76f"/>
    </style:style>
    <style:style style:name="T12" style:family="text">
      <style:text-properties fo:color="#c9211e" officeooo:rsid="000736f6"/>
    </style:style>
    <style:style style:name="T13" style:family="text">
      <style:text-properties fo:color="#c9211e" officeooo:rsid="0017865a"/>
    </style:style>
    <style:style style:name="T14" style:family="text">
      <style:text-properties fo:color="#c9211e" officeooo:rsid="00180b98"/>
    </style:style>
    <style:style style:name="T15" style:family="text">
      <style:text-properties fo:color="#c9211e" officeooo:rsid="002ed15c"/>
    </style:style>
    <style:style style:name="T16" style:family="text">
      <style:text-properties fo:color="#c9211e" officeooo:rsid="00324a74"/>
    </style:style>
    <style:style style:name="T17" style:family="text">
      <style:text-properties fo:color="#c9211e" officeooo:rsid="0033c360"/>
    </style:style>
    <style:style style:name="T18" style:family="text">
      <style:text-properties fo:color="#c9211e" officeooo:rsid="00389e01"/>
    </style:style>
    <style:style style:name="T19" style:family="text">
      <style:text-properties fo:color="#c9211e" officeooo:rsid="003dfcca"/>
    </style:style>
    <style:style style:name="T20" style:family="text">
      <style:text-properties officeooo:rsid="000b1d25"/>
    </style:style>
    <style:style style:name="T21" style:family="text">
      <style:text-properties officeooo:rsid="000da76f"/>
    </style:style>
    <style:style style:name="T22" style:family="text">
      <style:text-properties officeooo:rsid="000fa025"/>
    </style:style>
    <style:style style:name="T23" style:family="text">
      <style:text-properties officeooo:rsid="0010c5cf"/>
    </style:style>
    <style:style style:name="T24" style:family="text">
      <style:text-properties officeooo:rsid="001297fa"/>
    </style:style>
    <style:style style:name="T25" style:family="text">
      <style:text-properties officeooo:rsid="0019eb39"/>
    </style:style>
    <style:style style:name="T26" style:family="text">
      <style:text-properties fo:color="#000000"/>
    </style:style>
    <style:style style:name="T27" style:family="text">
      <style:text-properties fo:color="#000000" officeooo:rsid="001297fa"/>
    </style:style>
    <style:style style:name="T28" style:family="text">
      <style:text-properties fo:color="#000000" officeooo:rsid="001d3479"/>
    </style:style>
    <style:style style:name="T29" style:family="text">
      <style:text-properties fo:color="#000000" officeooo:rsid="0003d193"/>
    </style:style>
    <style:style style:name="T30" style:family="text">
      <style:text-properties fo:color="#000000" officeooo:rsid="0019eb39"/>
    </style:style>
    <style:style style:name="T31" style:family="text">
      <style:text-properties fo:color="#000000" officeooo:rsid="001d70b7"/>
    </style:style>
    <style:style style:name="T32" style:family="text">
      <style:text-properties fo:color="#000000" officeooo:rsid="000736f6"/>
    </style:style>
    <style:style style:name="T33" style:family="text">
      <style:text-properties fo:color="#000000" officeooo:rsid="0000de9b"/>
    </style:style>
    <style:style style:name="T34" style:family="text">
      <style:text-properties fo:color="#000000" officeooo:rsid="000da76f"/>
    </style:style>
    <style:style style:name="T35" style:family="text">
      <style:text-properties fo:color="#000000" officeooo:rsid="0023b657"/>
    </style:style>
    <style:style style:name="T36" style:family="text">
      <style:text-properties fo:color="#000000" officeooo:rsid="0024dbb8"/>
    </style:style>
    <style:style style:name="T37" style:family="text">
      <style:text-properties fo:color="#000000" officeooo:rsid="0021e95d"/>
    </style:style>
    <style:style style:name="T38" style:family="text">
      <style:text-properties fo:color="#000000" officeooo:rsid="00261943"/>
    </style:style>
    <style:style style:name="T39" style:family="text">
      <style:text-properties fo:color="#000000" officeooo:rsid="0028088a"/>
    </style:style>
    <style:style style:name="T40" style:family="text">
      <style:text-properties fo:color="#000000" officeooo:rsid="00293086"/>
    </style:style>
    <style:style style:name="T41" style:family="text">
      <style:text-properties fo:color="#000000" officeooo:rsid="002be481"/>
    </style:style>
    <style:style style:name="T42" style:family="text">
      <style:text-properties fo:color="#000000" officeooo:rsid="002ccfc9"/>
    </style:style>
    <style:style style:name="T43" style:family="text">
      <style:text-properties fo:color="#000000" officeooo:rsid="002d10eb"/>
    </style:style>
    <style:style style:name="T44" style:family="text">
      <style:text-properties fo:color="#000000" officeooo:rsid="002df43f"/>
    </style:style>
    <style:style style:name="T45" style:family="text">
      <style:text-properties fo:color="#000000" officeooo:rsid="0030255f"/>
    </style:style>
    <style:style style:name="T46" style:family="text">
      <style:text-properties fo:color="#000000" officeooo:rsid="0033c360"/>
    </style:style>
    <style:style style:name="T47" style:family="text">
      <style:text-properties fo:color="#000000" officeooo:rsid="003454db"/>
    </style:style>
    <style:style style:name="T48" style:family="text">
      <style:text-properties fo:color="#000000" officeooo:rsid="00352cf2"/>
    </style:style>
    <style:style style:name="T49" style:family="text">
      <style:text-properties fo:color="#000000" officeooo:rsid="0036be53"/>
    </style:style>
    <style:style style:name="T50" style:family="text">
      <style:text-properties fo:color="#000000" officeooo:rsid="0038e186"/>
    </style:style>
    <style:style style:name="T51" style:family="text">
      <style:text-properties fo:color="#000000" officeooo:rsid="003d05d6"/>
    </style:style>
    <style:style style:name="T52" style:family="text">
      <style:text-properties fo:color="#000000" officeooo:rsid="003dfcca"/>
    </style:style>
    <style:style style:name="T53" style:family="text">
      <style:text-properties fo:color="#000000" officeooo:rsid="003f0dd1"/>
    </style:style>
    <style:style style:name="T54" style:family="text">
      <style:text-properties officeooo:rsid="003d05d6"/>
    </style:style>
    <style:style style:name="T55" style:family="text">
      <style:text-properties officeooo:rsid="003dfcca"/>
    </style:style>
    <style:style style:name="T56" style:family="text">
      <style:text-properties officeooo:rsid="003f0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2年06月24日09:35:20 </text:p>
      <text:p text:style-name="P1"/>
      <text:p text:style-name="P1">1. 大鹏的设备，前面板，在的话，不会触发休眠。</text:p>
      <text:p text:style-name="P1"/>
      <text:p text:style-name="P1"/>
      <text:p text:style-name="P2">2. 大鹏的项目问题排查。</text:p>
      <text:p text:style-name="P2"/>
      <text:p text:style-name="P3">设备<text:span text:style-name="T1">1: DVT3 ,飞线接HP，5V电源。统一固件</text:span><text:span text:style-name="T25">，测试不同龙讯hex</text:span></text:p>
      <text:p text:style-name="P3"/>
      <text:p text:style-name="P3"/>
      <text:p text:style-name="P3"/>
      <text:p text:style-name="P6"><text:span text:style-name="T2">（</text:span><text:span text:style-name="T1">1</text:span><text:span text:style-name="T2">）首次升级</text:span><text:span text:style-name="T1">，需要重启设备。需手动重启</text:span><text:span text:style-name="T21">。</text:span></text:p>
      <text:p text:style-name="P2">LontiumFirmwareUpdate:Lontium chip firmware update finished, please reboot</text:p>
      <text:p text:style-name="P2"><text:s/>DisplayCtllerSetup:DisplayController open failed!</text:p>
      <text:p text:style-name="P2">DisplayControllerThread:--&gt;DisplayController thread: start error!</text:p>
      <text:p text:style-name="P2"/>
      <text:p text:style-name="P5"><text:span text:style-name="T2">（</text:span><text:span text:style-name="T1">2</text:span><text:span text:style-name="T2">）龙讯</text:span><text:span text:style-name="T1">hex： </text:span><text:span text:style-name="T3">5月7号</text:span><text:span text:style-name="T1"> <text:s text:c="4"/></text:span><text:span text:style-name="T2">诠视 固件： </text:span><text:span text:style-name="T3">6月7号 名称 <text:s/>20220607_TEMP_DVT3</text:span></text:p>
      <text:p text:style-name="P5">去掉<text:span text:style-name="T4">3314的背光。</text:span></text:p>
      <text:p text:style-name="P5">现象<text:span text:style-name="T3">：首次升级，无法正常启动，</text:span><text:span text:style-name="T12">重新插拔后正常点亮。</text:span></text:p>
      <text:p text:style-name="P7">测试1：重复上电<text:span text:style-name="T5">，5次，正常点亮。</text:span></text:p>
      <text:p text:style-name="P8">出现一次<text:span text:style-name="T5">，30s左右，断开重连接的现象。第一次日志没有异常，</text:span></text:p>
      <text:p text:style-name="P12"><text:span text:style-name="T6">第二次龙讯设备重启了。MIPI重新连接。（INTB 1→0 . – &gt;1）, 上电后1分钟内容易出现，后面不会再出现</text:span><text:span text:style-name="T7">。屏幕会有闪黑条，大概2s/次的频率。不会每次</text:span><text:span text:style-name="T13">都出现。</text:span></text:p>
      <text:p text:style-name="P11"><text:span text:style-name="T7">上电</text:span><text:span text:style-name="T8">有滴滴的声音</text:span><text:span text:style-name="T9">。</text:span></text:p>
      <text:p text:style-name="P8"><text:span text:style-name="T6"/></text:p>
      <text:p text:style-name="P13"><text:span text:style-name="T2">（</text:span><text:span text:style-name="T1">2</text:span><text:span text:style-name="T2">）龙讯</text:span><text:span text:style-name="T1">hex：LT7911UX_U2_DP_TO_MIPI_DSI_DSC_1920×3664_NVdirectmode_V2.C_20220617_90HZ+72HZ_Switch_19% <text:s text:c="4"/></text:span></text:p>
      <text:p text:style-name="P13"><text:span text:style-name="T2">诠视 固件：</text:span><text:span text:style-name="T3"> <text:s/>20220622_DPVR_DVT</text:span></text:p>
      <text:p text:style-name="P13"/>
      <text:p text:style-name="P14"><text:span text:style-name="T2">（</text:span><text:span text:style-name="T1">1</text:span><text:span text:style-name="T2">）首次升级</text:span><text:span text:style-name="T1">，需要重启设备。</text:span><text:span text:style-name="T10">自动重启</text:span><text:span text:style-name="T11">了。</text:span></text:p>
      <text:p text:style-name="P4"/>
      <text:p text:style-name="P4"/>
      <text:p text:style-name="P14">现象<text:span text:style-name="T3">：首次升级，自动启动</text:span><text:span text:style-name="T22">，</text:span><text:span text:style-name="T3">。</text:span></text:p>
      <text:p text:style-name="P9">测试1：重复上电<text:span text:style-name="T5">，5次，正常点亮。</text:span></text:p>
      <text:p text:style-name="P9">出现一次<text:span text:style-name="T5">，30s左右，断开重连接的现象。第一次日志没有异常，</text:span></text:p>
      <text:p text:style-name="P10"><text:span text:style-name="T6">第二次龙讯设备重启了。MIPI重新连接。（INTB 1→0 . – &gt;1）, 上电后1分钟内容易出现，后面不会再出现</text:span><text:span text:style-name="T7">。屏幕会有闪黑条，频率降低。不会每次</text:span><text:span text:style-name="T13">都出现。</text:span></text:p>
      <text:p text:style-name="P10"><text:span text:style-name="T13"/></text:p>
      <text:p text:style-name="P10"><text:span text:style-name="T13">出现两</text:span><text:span text:style-name="T14">次，USB软重启的现象。</text:span></text:p>
      <text:p text:style-name="P10"><text:span text:style-name="T7">上电</text:span><text:span text:style-name="T8">有滴滴的声音</text:span><text:span text:style-name="T9">。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9"/></text:p>
      <text:p text:style-name="P20"><text:span text:style-name="T27">设备</text:span><text:span text:style-name="T28">2</text:span><text:span text:style-name="T29">: DVT3 ,飞线接HP，5V电源。统一固件</text:span><text:span text:style-name="T30">，测试不同龙讯hex</text:span><text:span text:style-name="T31">。</text:span></text:p>
      <text:p text:style-name="P20"><text:span text:style-name="T31"/></text:p>
      <text:p text:style-name="P20"><text:span text:style-name="T31"/></text:p>
      <text:p text:style-name="P21"><text:span text:style-name="T31">设备初始状态，使用</text:span><text:span text:style-name="T32"> 20220622_DPVR_DVT</text:span><text:span text:style-name="T31">，龙讯6月16号，没有VSYNC,没有TE信号。</text:span></text:p>
      <text:p text:style-name="P21"><text:span text:style-name="T31"/></text:p>
      <text:p text:style-name="P21"><text:span text:style-name="T31">----</text:span><text:span text:style-name="T45">1</text:span></text:p>
      <text:p text:style-name="P21"><text:span text:style-name="T31">升级：</text:span></text:p>
      <text:p text:style-name="P21"><text:span text:style-name="T33">（</text:span><text:span text:style-name="T29">1</text:span><text:span text:style-name="T33">）首次升级</text:span><text:span text:style-name="T29">，需要重启设备。需手动重启</text:span><text:span text:style-name="T34">。</text:span></text:p>
      <text:p text:style-name="P21"><text:span text:style-name="T34"/></text:p>
      <text:p text:style-name="P21"><text:span text:style-name="T34"/></text:p>
      <text:p text:style-name="P22"><text:span text:style-name="T1">2</text:span><text:span text:style-name="T2">）龙讯</text:span><text:span text:style-name="T1">hex： </text:span><text:span text:style-name="T3">5月7号</text:span><text:span text:style-name="T1"> <text:s text:c="4"/></text:span><text:span text:style-name="T2">诠视 固件： </text:span><text:span text:style-name="T3">6月7号 名称 <text:s/>20220607_TEMP_DVT3</text:span></text:p>
      <text:p text:style-name="P22">去掉<text:span text:style-name="T4">3314的背光。</text:span></text:p>
      <text:p text:style-name="P22"><text:span text:style-name="T34">现象</text:span><text:span text:style-name="T32">：首次升级，无法正常启动，</text:span><text:span text:style-name="T12">重新插拔后正常点亮。</text:span></text:p>
      <text:p text:style-name="P22"><text:span text:style-name="T12"/></text:p>
      <text:p text:style-name="P22"><text:span text:style-name="T12">测试1：重复上电</text:span><text:span text:style-name="T6">，</text:span><text:span text:style-name="T15">10</text:span><text:span text:style-name="T6">次</text:span></text:p>
      <text:p text:style-name="P23"><text:span text:style-name="T12">1</text:span><text:span text:style-name="T26">次USB重启，没有闪黑条。</text:span></text:p>
      <text:p text:style-name="P23"><text:span text:style-name="T26">2次正常点亮，没有闪黑条，</text:span></text:p>
      <text:p text:style-name="P28"><text:span text:style-name="T26">3次正常点亮，没有闪黑条，</text:span></text:p>
      <text:p text:style-name="P29"><text:span text:style-name="T26">4</text:span><text:span text:style-name="T36">次</text:span><text:span text:style-name="T26">点亮</text:span><text:span text:style-name="T36">后，USB</text:span><text:span text:style-name="T26">出现重启异常，</text:span><text:span text:style-name="T40">没有点亮</text:span><text:span text:style-name="T26">，端口无法通讯，设备有扩展屏幕，分辨率 1920 x 3664 ，89hz</text:span><text:span text:style-name="T35">，vsync ,te正常。（上</text:span><text:span text:style-name="T41">电后没有打开日志</text:span><text:span text:style-name="T35">）</text:span></text:p>
      <text:p text:style-name="P27"><text:span text:style-name="T26">5 次正常点亮，没有闪黑条，</text:span></text:p>
      <text:p text:style-name="P30"><text:span text:style-name="T38">6</text:span><text:span text:style-name="T37">次正常点亮，没有闪黑条，</text:span></text:p>
      <text:p text:style-name="P32"><text:span text:style-name="T36">7</text:span><text:span text:style-name="T37"> </text:span><text:span text:style-name="T36">次</text:span><text:span text:style-name="T37">点亮</text:span><text:span text:style-name="T36">后，USB</text:span><text:span text:style-name="T37">出现重启异常，</text:span><text:span text:style-name="T40">没有点亮</text:span><text:span text:style-name="T37">，端口无法通讯，设备有扩展屏幕，分辨率 1920 x 3664 ，89hz</text:span><text:span text:style-name="T35">，vsync ,te正常。（上</text:span><text:span text:style-name="T41">电后没有打开日志</text:span><text:span text:style-name="T35">）</text:span></text:p>
      <text:p text:style-name="P31"><text:span text:style-name="T39">8</text:span><text:span text:style-name="T37"> </text:span><text:span text:style-name="T36">次</text:span><text:span text:style-name="T37">点亮</text:span><text:span text:style-name="T36">后，USB</text:span><text:span text:style-name="T37">出现重启异常</text:span><text:span text:style-name="T40">，没有点亮</text:span><text:span text:style-name="T37">，端口无法通讯，设备有扩展屏幕，分辨率 1920 x 3664 ，89hz</text:span><text:span text:style-name="T35">，vsync ,te正常。（上</text:span><text:span text:style-name="T41">电后没有打开日志</text:span><text:span text:style-name="T43">，判断是CDroom的切换。导致异常</text:span><text:span text:style-name="T44">。</text:span><text:span text:style-name="T35">）</text:span></text:p>
      <text:p text:style-name="P32"><text:span text:style-name="T41">9</text:span><text:span text:style-name="T37">次正常点亮，没有闪黑条，上电</text:span><text:span text:style-name="T42">后打开USB获取日志。</text:span></text:p>
      <text:p text:style-name="P33"><text:span text:style-name="T42">10</text:span><text:span text:style-name="T37">次正常点亮，没有闪黑条，上电</text:span><text:span text:style-name="T42">后打开USB获取日志。</text:span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34"><text:soft-page-break/><text:span text:style-name="T42">-----</text:span><text:span text:style-name="T45">2</text:span></text:p>
      <text:p text:style-name="P34"><text:span text:style-name="T31">升级：</text:span></text:p>
      <text:p text:style-name="P34"><text:span text:style-name="T33">（</text:span><text:span text:style-name="T29">1</text:span><text:span text:style-name="T33">）首次升级</text:span><text:span text:style-name="T29">，自动升级</text:span><text:span text:style-name="T34">。</text:span></text:p>
      <text:p text:style-name="P34"><text:span text:style-name="T34"/></text:p>
      <text:p text:style-name="P34"><text:span text:style-name="T34"/></text:p>
      <text:p text:style-name="P34"><text:span text:style-name="T2">（</text:span><text:span text:style-name="T1">2</text:span><text:span text:style-name="T2">）龙讯</text:span><text:span text:style-name="T1">hex：LT7911UX_U2_DP_TO_MIPI_DSI_DSC_1920×3664_NVdirectmode_V2.C_20220617_90HZ+72HZ_Switch_19% <text:s text:c="4"/></text:span></text:p>
      <text:p text:style-name="P34"><text:span text:style-name="T2">诠视 固件：</text:span><text:span text:style-name="T3"> <text:s/>20220622_DPVR_DVT</text:span></text:p>
      <text:p text:style-name="P34"/>
      <text:p text:style-name="P34"/>
      <text:p text:style-name="P25"><text:span text:style-name="T34">现象</text:span><text:span text:style-name="T32">：首次升级，</text:span><text:span text:style-name="T12">自动重启</text:span><text:span text:style-name="T16">，USB重启，重启后遇到电脑崩溃的问题。</text:span></text:p>
      <text:p text:style-name="P25"><text:span text:style-name="T16"/></text:p>
      <text:p text:style-name="P25"><text:span text:style-name="T16"/></text:p>
      <text:p text:style-name="P26"><text:span text:style-name="T12">测试1：重复上电</text:span><text:span text:style-name="T6">，</text:span><text:span text:style-name="T17">5次，上电不获取日志。</text:span></text:p>
      <text:p text:style-name="P35"><text:span text:style-name="T46">1</text:span><text:span text:style-name="T36">次</text:span><text:span text:style-name="T46">点亮</text:span><text:span text:style-name="T36">后，</text:span><text:span text:style-name="T46">30s内</text:span><text:span text:style-name="T36">USB</text:span><text:span text:style-name="T46">出现重启，重启正常点亮。</text:span></text:p>
      <text:p text:style-name="P35"><text:span text:style-name="T46">2</text:span><text:span text:style-name="T36">次</text:span><text:span text:style-name="T46">点亮</text:span><text:span text:style-name="T36">后，</text:span><text:span text:style-name="T46">30s内</text:span><text:span text:style-name="T36">USB</text:span><text:span text:style-name="T46">出现重启，重启正常点亮。</text:span></text:p>
      <text:p text:style-name="P35"><text:span text:style-name="T46">3</text:span><text:span text:style-name="T36">次</text:span><text:span text:style-name="T46">点亮</text:span><text:span text:style-name="T36">后，</text:span><text:span text:style-name="T46">30s内</text:span><text:span text:style-name="T36">USB</text:span><text:span text:style-name="T46">出现重启，重启正常点亮。</text:span></text:p>
      <text:p text:style-name="P36"><text:span text:style-name="T48">4</text:span><text:span text:style-name="T36">次</text:span><text:span text:style-name="T46">点亮</text:span><text:span text:style-name="T36">后，</text:span><text:span text:style-name="T46">30s内</text:span><text:span text:style-name="T36">USB</text:span><text:span text:style-name="T46">出现重启，重启没有正常点亮。检测</text:span><text:span text:style-name="T47">到没有VSYNC,没有te信号，复位龙讯芯片，正常点亮。</text:span></text:p>
      <text:p text:style-name="P37"><text:span text:style-name="T49">5</text:span><text:span text:style-name="T36">次</text:span><text:span text:style-name="T46">点亮</text:span><text:span text:style-name="T36">后，</text:span><text:span text:style-name="T46">30s内</text:span><text:span text:style-name="T36">USB</text:span><text:span text:style-name="T46">出现重启，重启正常点亮。</text:span></text:p>
      <text:p text:style-name="P37"><text:span text:style-name="T46"/></text:p>
      <text:p text:style-name="P37"><text:span text:style-name="T46"/></text:p>
      <text:p text:style-name="P38"><text:span text:style-name="T12">测试</text:span><text:span text:style-name="T18">2</text:span><text:span text:style-name="T12">：重复上电</text:span><text:span text:style-name="T6">，</text:span><text:span text:style-name="T17">5次，上电获取日志。</text:span></text:p>
      <text:p text:style-name="P38"><text:span text:style-name="T46">1</text:span><text:span text:style-name="T36">次</text:span><text:span text:style-name="T46">点亮</text:span><text:span text:style-name="T36">后，</text:span><text:span text:style-name="T46">正常点亮。</text:span></text:p>
      <text:p text:style-name="P39"><text:span text:style-name="T50">2</text:span><text:span text:style-name="T36">次</text:span><text:span text:style-name="T46">点亮</text:span><text:span text:style-name="T36">后，</text:span><text:span text:style-name="T46">正常点亮。</text:span></text:p>
      <text:p text:style-name="P39"><text:span text:style-name="T50">3</text:span><text:span text:style-name="T36">次</text:span><text:span text:style-name="T46">点亮</text:span><text:span text:style-name="T36">后，</text:span><text:span text:style-name="T46">正常点亮。</text:span></text:p>
      <text:p text:style-name="P40"><text:span text:style-name="T50">4</text:span><text:span text:style-name="T36">次</text:span><text:span text:style-name="T46">点亮</text:span><text:span text:style-name="T36">后，</text:span><text:span text:style-name="T46">正常点亮。</text:span></text:p>
      <text:p text:style-name="P40"><text:span text:style-name="T50">4</text:span><text:span text:style-name="T36">次</text:span><text:span text:style-name="T46">点亮</text:span><text:span text:style-name="T36">后，</text:span><text:span text:style-name="T46">正常点亮。</text:span></text:p>
      <text:p text:style-name="P39"><text:span text:style-name="T46"/></text:p>
      <text:p text:style-name="P39"><text:span text:style-name="T46"/></text:p>
      <text:p text:style-name="P39"><text:span text:style-name="T46"/></text:p>
      <text:p text:style-name="P39"><text:span text:style-name="T46"/></text:p>
      <text:p text:style-name="P39"><text:span text:style-name="T46"/></text:p>
      <text:p text:style-name="P39"><text:span text:style-name="T27">剩余</text:span><text:span text:style-name="T51">3台设备，无端口，目前判断芯片烧坏，需要硬件检测维修。</text:span></text:p>
      <text:p text:style-name="P39"><text:span text:style-name="T51"/></text:p>
      <text:p text:style-name="P39"><text:span text:style-name="T51"/></text:p>
      <text:p text:style-name="P39"><text:span text:style-name="T51"/></text:p>
      <text:p text:style-name="P39"><text:span text:style-name="T51"/></text:p>
      <text:p text:style-name="P15"><text:span text:style-name="T54">测试结论</text:span></text:p>
      <text:p text:style-name="P15"><text:span text:style-name="T54">（1）存在设备，首次升级，自动重启失败。--诠视定位</text:span></text:p>
      <text:p text:style-name="P16"><text:span text:style-name="T54">（2）</text:span><text:span text:style-name="T20">上电</text:span><text:span text:style-name="T55">设备1，</text:span><text:span text:style-name="T54">龙讯芯片，开机起来，会有偶现MIPI重新断开再连接的问题。Intb 0 --&gt;1 --&gt;0 <text:s/>-→1，龙讯定位。</text:span></text:p>
      <text:p text:style-name="P17"><text:span text:style-name="T54">（3）上电设备</text:span><text:span text:style-name="T56">2，</text:span><text:span text:style-name="T54">30s检测不到HID USB 重启切换到CD-ROM，</text:span><text:span text:style-name="T56">有概率</text:span><text:span text:style-name="T54">会导致程序卡住。--诠视定位</text:span></text:p>
      <text:p text:style-name="P18"><text:span text:style-name="T20">（</text:span><text:span text:style-name="T55">4</text:span><text:span text:style-name="T20">）上电</text:span><text:span text:style-name="T55">设备1，</text:span><text:span text:style-name="T23">滴滴的声音</text:span><text:span text:style-name="T24">。</text:span><text:span text:style-name="T54">--诠视定位</text:span></text:p>
      <text:p text:style-name="P19"><text:span text:style-name="T54">（</text:span><text:span text:style-name="T55">5</text:span><text:span text:style-name="T54">）</text:span><text:span text:style-name="T20">上电</text:span><text:span text:style-name="T55">设备1，有概率闪黑条的</text:span><text:span text:style-name="T23">现象</text:span><text:span text:style-name="T24">。</text:span><text:span text:style-name="T54">--诠视</text:span><text:span text:style-name="T56">+</text:span><text:span text:style-name="T54">龙讯定位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9:35:14.219201281</meta:creation-date>
    <dc:date>2022-06-24T12:11:06.249231949</dc:date>
    <meta:editing-duration>PT1H54M58S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1388" meta:character-count="2104" meta:non-whitespace-character-count="2011"/>
  </office:meta>
</office:document-meta>
</file>